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" style:family="table">
      <style:table-properties style:width="5.125in" fo:margin-left="0.0701in" table:align="left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3.187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7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" style:family="table">
      <style:table-properties style:width="5.125in" fo:margin-left="0.0701in" table:align="left"/>
    </style:style>
    <style:style style:name="Table8.A" style:family="table-column">
      <style:table-column-properties style:column-width="1.9375in"/>
    </style:style>
    <style:style style:name="Table8.B" style:family="table-column">
      <style:table-column-properties style:column-width="3.1875in"/>
    </style:style>
    <style:style style:name="Table8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8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8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8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8.A6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8.B6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ed300c"/>
    </style:style>
    <style:style style:name="P2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3" style:family="paragraph" style:parent-style-name="Footer">
      <style:text-properties style:font-name="Source Sans Pro" fo:font-size="9pt" officeooo:rsid="0020b251" officeooo:paragraph-rsid="00f899b1" style:font-size-asian="9pt" style:font-size-complex="9p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1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2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normal" officeooo:rsid="001bb431" officeooo:paragraph-rsid="00fa830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00%"/>
      <style:text-properties style:font-name="Liberation Sans1" officeooo:paragraph-rsid="00687432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2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4" style:family="paragraph" style:parent-style-name="Standard">
      <style:text-properties style:font-name="Liberation Sans1" officeooo:paragraph-rsid="0080ae39"/>
    </style:style>
    <style:style style:name="P35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6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7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38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0889f" style:font-size-asian="9pt" style:font-weight-asian="bold" style:font-size-complex="9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0889f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0eef443" style:font-size-asian="9pt" style:font-weight-asian="normal" style:font-size-complex="9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43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44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45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6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7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8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9" style:family="paragraph" style:parent-style-name="Text_20_body">
      <style:text-properties style:font-name="Liberation Sans1" officeooo:paragraph-rsid="007d543b"/>
    </style:style>
    <style:style style:name="P50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5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5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5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54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5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9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60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61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62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63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64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65" style:family="paragraph" style:parent-style-name="Table_20_Contents">
      <style:paragraph-properties fo:line-height="100%"/>
      <style:text-properties style:font-name="Liberation Sans1"/>
    </style:style>
    <style:style style:name="P66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9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eef443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f1d8e1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eef443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line-height="100%"/>
      <style:text-properties style:font-name="Liberation Sans1" fo:font-size="9pt" officeooo:rsid="007d543b" officeooo:paragraph-rsid="00eef443" style:font-size-asian="9pt" style:font-size-complex="9pt"/>
    </style:style>
    <style:style style:name="P84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85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86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87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88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9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90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91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eef443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break-before="page"/>
      <style:text-properties style:font-name="Liberation Sans1" officeooo:paragraph-rsid="0033305e"/>
    </style:style>
    <style:style style:name="T1" style:family="text">
      <style:text-properties style:font-name="Source Sans Pro" fo:font-size="10pt" officeooo:rsid="00ed300c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7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8" style:family="text">
      <style:text-properties fo:font-size="11pt" officeooo:rsid="001bb431" style:font-size-asian="11pt" style:font-size-complex="11pt"/>
    </style:style>
    <style:style style:name="T9" style:family="text">
      <style:text-properties officeooo:rsid="0020a2d7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0f7dc7" style:font-size-asian="10.5pt" style:font-size-complex="10.5pt"/>
    </style:style>
    <style:style style:name="T12" style:family="text">
      <style:text-properties fo:font-size="10.5pt" officeooo:rsid="0020a2d7" style:font-size-asian="10.5pt" style:font-size-complex="10.5pt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7f3e98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b183d6"/>
    </style:style>
    <style:style style:name="T18" style:family="text">
      <style:text-properties officeooo:rsid="00bfcdb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officeooo:rsid="002fdd9e" style:font-weight-asian="normal" style:font-weight-complex="normal"/>
    </style:style>
    <style:style style:name="T21" style:family="text">
      <style:text-properties fo:font-weight="normal" officeooo:rsid="0061d8e7" style:font-weight-asian="normal" style:font-weight-complex="normal"/>
    </style:style>
    <style:style style:name="T22" style:family="text">
      <style:text-properties fo:font-weight="normal" officeooo:rsid="00c57bb6" style:font-weight-asian="normal" style:font-weight-complex="normal"/>
    </style:style>
    <style:style style:name="T23" style:family="text">
      <style:text-properties officeooo:rsid="001bb431"/>
    </style:style>
    <style:style style:name="T24" style:family="text">
      <style:text-properties officeooo:rsid="000f7dc7"/>
    </style:style>
    <style:style style:name="T25" style:family="text">
      <style:text-properties officeooo:rsid="00c6ef22"/>
    </style:style>
    <style:style style:name="T26" style:family="text">
      <style:text-properties officeooo:rsid="00f0889f"/>
    </style:style>
    <style:style style:name="T27" style:family="text">
      <style:text-properties officeooo:rsid="00f1d8e1"/>
    </style:style>
    <style:style style:name="T28" style:family="text">
      <style:text-properties officeooo:rsid="00f2e4b0"/>
    </style:style>
    <style:style style:name="T29" style:family="text">
      <style:text-properties officeooo:rsid="00d68365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<text:placeholder text:placeholder-type="text">&lt;for each="invoice in objects"&gt;</text:placeholder></text:p>
      <text:p text:style-name="P2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4"/></draw:text-box></draw:frame>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7"><text:placeholder text:placeholder-type="text">&lt;invoice.company.party.name&gt;</text:placeholder></text:p>
                  <text:p text:style-name="P89"><text:placeholder text:placeholder-type="text">&lt;if test="company.party.commercial_name"&gt;</text:placeholder></text:p>
                  <text:p text:style-name="P89"><text:placeholder text:placeholder-type="text">&lt;company.party.commercial_name&gt;</text:placeholder></text:p>
                  <text:p text:style-name="P12"><text:placeholder text:placeholder-type="text">&lt;/if&gt;</text:placeholder></text:p>
                  <text:p text:style-name="P13"><text:span text:style-name="T29">Teléfono:</text:span><text:span text:style-name="T29"><text:placeholder text:placeholder-type="text">&lt;company.party.phone&gt;</text:placeholder></text:span></text:p>
                  <text:p text:style-name="P55"><text:placeholder text:placeholder-type="text">&lt;if test="company.party.addresses"&gt;</text:placeholder></text:p>
                  <text:p text:style-name="P57">Direcció<text:span text:style-name="T9">n </text:span>matriz<text:span text:style-name="T9">: </text:span><text:span text:style-name="T12"><text:placeholder text:placeholder-type="text">&lt;company.party.addresses[0].street&gt;</text:placeholder></text:span></text:p>
                  <text:p text:style-name="P56"><text:placeholder text:placeholder-type="text">&lt;/if&gt;</text:placeholder></text:p>
                  <text:p text:style-name="P57">Direcció<text:span text:style-name="T9">n sucursal:</text:span><text:span text:style-name="T12"> </text:span></text:p>
                  <text:p text:style-name="P55"><text:placeholder text:placeholder-type="text">&lt;if test="company.party.contribuyente_especial_nro"&gt;</text:placeholder></text:p>
                  <text:p text:style-name="P57">Contribuyente especial Nro.: <text:span text:style-name="T12"><text:placeholder text:placeholder-type="text">&lt;company.party.contribuyente_especial_nro&gt;</text:placeholder></text:span></text:p>
                  <text:p text:style-name="P56"><text:placeholder text:placeholder-type="text">&lt;/if&gt;</text:placeholder></text:p>
                  <text:p text:style-name="P57"><text:span text:style-name="T9">Obligado a llevar contabilidad:</text:span><text:span text:style-name="T4"> </text:span><text:span text:style-name="T13"><text:placeholder text:placeholder-type="text">&lt;invoice.company.party.mandatory_accounting&gt;</text:placeholder></text:span></text:p>
                </table:table-cell>
              </table:table-row>
            </table:table>
            <text:p text:style-name="P14"/>
          </table:table-cell>
          <table:table-cell table:style-name="Table6.B1" office:value-type="string">
            <text:p text:style-name="P5"/>
            <text:p text:style-name="P42"><text:span text:style-name="T11"><text:s text:c="2"/></text:span><text:span text:style-name="T5">RUC</text:span><text:span text:style-name="T10">: </text:span><text:placeholder text:placeholder-type="text">&lt;invoice.company.party.vat_code&gt;</text:placeholder></text:p>
            <text:p text:style-name="P6"/>
            <text:p text:style-name="P15"><text:placeholder text:placeholder-type="text">&lt;if test="invoice.type == 'out_invoice'"&gt;</text:placeholder></text:p>
            <text:p text:style-name="P30">FACTURA</text:p>
            <text:p text:style-name="P16"><text:span text:style-name="T14"><text:s/>N°:</text:span><text:span text:style-name="T14"><text:placeholder text:placeholder-type="text">&lt;invoice.number_invoice and ' ' + invoice.number_invoice or ''&gt;</text:placeholder></text:span></text:p>
            <text:p text:style-name="P15"><text:placeholder text:placeholder-type="text">&lt;/if&gt;</text:placeholder></text:p>
            <text:p text:style-name="P15"><text:placeholder text:placeholder-type="text">&lt;if test="invoice.type == 'out_credit_note'"&gt;</text:placeholder></text:p>
            <text:p text:style-name="P16"><text:span text:style-name="T6">N</text:span><text:span text:style-name="T7">OTA DE CRÉDITO</text:span></text:p>
            <text:p text:style-name="P19"><text:span text:style-name="T14">N°:</text:span><text:span text:style-name="T14"><text:placeholder text:placeholder-type="text">&lt;invoice.number_invoice and ' ' + invoice.number_invoice or ''&gt;</text:placeholder></text:span></text:p>
            <text:p text:style-name="P15"><text:placeholder text:placeholder-type="text">&lt;/if&gt;</text:placeholder></text:p>
            <text:p text:style-name="P17"/>
            <text:p text:style-name="P20">NUMERO DE AUTORIZACIÓN</text:p>
            <text:p text:style-name="P43"><text:placeholder text:placeholder-type="text">&lt;invoice.numero_autorizacion&gt;</text:placeholder></text:p>
            <text:p text:style-name="P18"><text:span text:style-name="T20">A</text:span><text:span text:style-name="T21">MBIENTE: </text:span><text:span text:style-name="T22">PRODUCCIÓN</text:span></text:p>
            <text:p text:style-name="P28"/>
            <text:p text:style-name="P21">EMISION: NORMAL</text:p>
            <text:p text:style-name="P18"/>
            <text:p text:style-name="P31">CLAVE DE ACCESO:</text:p>
            <text:p text:style-name="P44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4"/></draw:text-box></draw:frame><text:placeholder text:placeholder-type="text">&lt;invoice.clave&gt;</text:placeholder></text:p>
          </table:table-cell>
        </table:table-row>
      </table:table>
      <text:p text:style-name="P5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5"><text:span text:style-name="T23">Razón social/Nombre y Apellidos:</text:span><text:span text:style-name="T23"><text:placeholder text:placeholder-type="text">&lt;invoice.party.name&gt;</text:placeholder></text:span></text:p>
            <text:p text:style-name="P53"><text:span text:style-name="T23">Fecha emisión</text:span>: <text:span text:style-name="T23"><text:placeholder text:placeholder-type="text">&lt;invoice.invoice_date_&gt;</text:placeholder></text:span></text:p>
          </table:table-cell>
          <table:table-cell table:style-name="Table7.B1" office:value-type="string">
            <text:p text:style-name="P58"><text:span text:style-name="T24">Identificación:</text:span> <text:placeholder text:placeholder-type="text">&lt;invoice.party.vat_code&gt;</text:placeholder></text:p>
          </table:table-cell>
        </table:table-row>
      </table:table>
      <text:p text:style-name="P29"/>
      <text:p text:style-name="P25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1"><text:span text:style-name="T15">Comprobante que se modifica</text:span>: <text:placeholder text:placeholder-type="text">&lt;numero&gt;</text:placeholder></text:p>
            <text:p text:style-name="P52"><text:span text:style-name="T15">Fecha emision (comprobante a modificar)</text:span>: <text:placeholder text:placeholder-type="text">&lt;fecha&gt;</text:placeholder> </text:p>
            <text:p text:style-name="P54">Razón: <text:placeholder text:placeholder-type="text">&lt;motivo&gt;</text:placeholder></text:p>
          </table:table-cell>
        </table:table-row>
      </table:table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4">Cantidad</text:p>
            </table:table-cell>
            <table:table-cell table:style-name="Table4.A1" office:value-type="string">
              <text:p text:style-name="P62">Descripcion</text:p>
            </table:table-cell>
            <table:table-cell table:style-name="Table4.A1" office:value-type="string">
              <text:p text:style-name="P60">Precio Unitario</text:p>
            </table:table-cell>
            <table:table-cell table:style-name="Table4.D1" office:value-type="string">
              <text:p text:style-name="P60">Precio Total</text:p>
            </table:table-cell>
          </table:table-row>
        </table:table-header-rows>
        <table:table-row>
          <table:table-cell table:style-name="Table4.A2" office:value-type="string">
            <text:p text:style-name="P88"><text:placeholder text:placeholder-type="text">&lt;for each="line in lines"&gt;</text:placeholder></text:p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68"/>
          </table:table-cell>
          <table:table-cell table:style-name="Table4.D2" office:value-type="string">
            <text:p text:style-name="P68"/>
          </table:table-cell>
        </table:table-row>
        <table:table-row>
          <table:table-cell table:style-name="Table4.A3" office:value-type="string">
            <text:p text:style-name="P36"><text:placeholder text:placeholder-type="text">&lt;line.cantidad&gt;</text:placeholder> </text:p>
            <text:p text:style-name="P36"/>
          </table:table-cell>
          <table:table-cell table:style-name="Table4.A3" office:value-type="string">
            <text:p text:style-name="P88"><text:placeholder text:placeholder-type="text">&lt;line.descripcion&gt;</text:placeholder></text:p>
          </table:table-cell>
          <table:table-cell table:style-name="Table4.A3" office:value-type="string">
            <text:p text:style-name="P87"><text:placeholder text:placeholder-type="text">&lt;line.precioUnitario&gt;</text:placeholder></text:p>
          </table:table-cell>
          <table:table-cell table:style-name="Table4.D3" office:value-type="string">
            <text:p text:style-name="P87"><text:placeholder text:placeholder-type="text">&lt;line.precioTotalSinImpuesto&gt;</text:placeholder></text:p>
          </table:table-cell>
        </table:table-row>
        <table:table-row>
          <table:table-cell table:style-name="Table4.A3" office:value-type="string">
            <text:p text:style-name="P47"><text:placeholder text:placeholder-type="text">&lt;/for&gt;</text:placeholder></text:p>
          </table:table-cell>
          <table:table-cell table:style-name="Table4.A3" office:value-type="string">
            <text:p text:style-name="P88"/>
          </table:table-cell>
          <table:table-cell table:style-name="Table4.A3" office:value-type="string">
            <text:p text:style-name="P68"/>
          </table:table-cell>
          <table:table-cell table:style-name="Table4.D3" office:value-type="string">
            <text:p text:style-name="P68"/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33"/>
          </table:table-cell>
          <table:table-cell table:style-name="Table4.A3" office:value-type="string">
            <text:p text:style-name="P74">SUBTOTAL <text:span text:style-name="T17">12</text:span>%</text:p>
          </table:table-cell>
          <table:table-cell table:style-name="Table4.D3" office:value-type="string">
            <text:p text:style-name="P11"><text:placeholder text:placeholder-type="text">&lt;subtotal12&gt;</text:placeholder></text:p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33"/>
          </table:table-cell>
          <table:table-cell table:style-name="Table4.A3" office:value-type="string">
            <text:p text:style-name="P74">SUBTOTAL <text:span text:style-name="T17">0</text:span>%</text:p>
          </table:table-cell>
          <table:table-cell table:style-name="Table4.D3" office:value-type="string">
            <text:p text:style-name="P11"><text:placeholder text:placeholder-type="text">&lt;subtotal0&gt;</text:placeholder></text:p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33"/>
          </table:table-cell>
          <table:table-cell table:style-name="Table4.A3" office:value-type="string">
            <text:p text:style-name="P74">SUBTOTAL no objeto de IVA</text:p>
          </table:table-cell>
          <table:table-cell table:style-name="Table4.D3" office:value-type="string">
            <text:p text:style-name="P76">0.00</text:p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33"/>
          </table:table-cell>
          <table:table-cell table:style-name="Table4.A3" office:value-type="string">
            <text:p text:style-name="P74">SUBTOTAL excento de IVA</text:p>
          </table:table-cell>
          <table:table-cell table:style-name="Table4.D3" office:value-type="string">
            <text:p text:style-name="P76">0.00</text:p>
          </table:table-cell>
        </table:table-row>
        <text:soft-page-break/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69"/>
          </table:table-cell>
          <table:table-cell table:style-name="Table4.A3" office:value-type="string">
            <text:p text:style-name="P74">SUBTOTAL SIN IMPUESTOS</text:p>
          </table:table-cell>
          <table:table-cell table:style-name="Table4.D3" office:value-type="string">
            <text:p text:style-name="P11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69"/>
          </table:table-cell>
          <table:table-cell table:style-name="Table4.A3" office:value-type="string">
            <text:p text:style-name="P74">IVA 1<text:span text:style-name="T25">4</text:span>%</text:p>
          </table:table-cell>
          <table:table-cell table:style-name="Table4.D3" office:value-type="string">
            <text:p text:style-name="P78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9"/>
          </table:table-cell>
          <table:table-cell table:style-name="Table4.A5" office:value-type="string">
            <text:p text:style-name="P69"/>
          </table:table-cell>
          <table:table-cell table:style-name="Table4.A3" office:value-type="string">
            <text:p text:style-name="P74">VALOR TOTAL</text:p>
          </table:table-cell>
          <table:table-cell table:style-name="Table4.D3" office:value-type="string">
            <text:p text:style-name="P71"><text:placeholder text:placeholder-type="text">&lt;invoice.total&gt;</text:placeholder></text:p>
          </table:table-cell>
        </table:table-row>
      </table:table>
      <text:p text:style-name="P48"><text:tab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80"><text:span text:style-name="T18">I</text:span>NFORMACIÓN ADICIONAL</text:p>
            </table:table-cell>
            <table:table-cell table:style-name="Table5.B1" office:value-type="string">
              <text:p text:style-name="P80"/>
            </table:table-cell>
          </table:table-row>
        </table:table-header-rows>
        <table:table-row>
          <table:table-cell table:style-name="Table5.A2" office:value-type="string">
            <text:p text:style-name="P82">Matrizador:</text:p>
          </table:table-cell>
          <table:table-cell table:style-name="Table5.B2" office:value-type="string">
            <text:p text:style-name="P91"><text:placeholder text:placeholder-type="text">&lt;invoice.matrizador&gt;</text:placeholder></text:p>
          </table:table-cell>
        </table:table-row>
        <table:table-row>
          <table:table-cell table:style-name="Table5.A2" office:value-type="string">
            <text:p text:style-name="P82">NUMERO DE LIBRO:</text:p>
          </table:table-cell>
          <table:table-cell table:style-name="Table5.B2" office:value-type="string">
            <text:p text:style-name="P91"><text:placeholder text:placeholder-type="text">&lt;invoice.no_libro&gt;</text:placeholder></text:p>
          </table:table-cell>
        </table:table-row>
        <table:table-row>
          <table:table-cell table:style-name="Table5.A2" office:value-type="string">
            <text:p text:style-name="P83"><text:span text:style-name="T19">Dirección</text:span>: <text:s/></text:p>
          </table:table-cell>
          <table:table-cell table:style-name="Table5.B2" office:value-type="string">
            <text:p text:style-name="P41"><text:placeholder text:placeholder-type="text">&lt;invoice.party.addresses[0].street&gt;</text:placeholder></text:p>
          </table:table-cell>
        </table:table-row>
        <table:table-row>
          <table:table-cell table:style-name="Table5.A2" office:value-type="string">
            <text:p text:style-name="P80">Email <text:span text:style-name="T28">Cliente</text:span>: </text:p>
          </table:table-cell>
          <table:table-cell table:style-name="Table5.B2" office:value-type="string">
            <text:p text:style-name="P91"><text:placeholder text:placeholder-type="text">&lt;invoice.party.email&gt;</text:placeholder></text:p>
          </table:table-cell>
        </table:table-row>
        <table:table-row>
          <table:table-cell table:style-name="Table5.A2" office:value-type="string">
            <text:p text:style-name="P38"><text:placeholder text:placeholder-type="text">&lt;if test="invoice.party.phone"&gt;</text:placeholder><text:span text:style-name="T26">Teléfono: </text:span><text:span text:style-name="T26"><text:placeholder text:placeholder-type="text">&lt;/if&gt;</text:placeholder></text:span></text:p>
          </table:table-cell>
          <table:table-cell table:style-name="Table5.B2" office:value-type="string">
            <text:p text:style-name="P40"><text:placeholder text:placeholder-type="text">&lt;invoice.party.phone&gt;</text:placeholder></text:p>
          </table:table-cell>
        </table:table-row>
        <table:table-row>
          <table:table-cell table:style-name="Table5.A7" office:value-type="string">
            <text:p text:style-name="P38"><text:placeholder text:placeholder-type="text">&lt;if test="invoice.party.mobile"&gt;</text:placeholder><text:span text:style-name="T28">Celular: </text:span><text:span text:style-name="T28"><text:placeholder text:placeholder-type="text">&lt;/if&gt;</text:placeholder></text:span></text:p>
          </table:table-cell>
          <table:table-cell table:style-name="Table5.B7" office:value-type="string">
            <text:p text:style-name="P40"><text:placeholder text:placeholder-type="text">&lt;invoice.party.mobile&gt;</text:placeholder></text:p>
          </table:table-cell>
        </table:table-row>
      </table:table>
      <text:p text:style-name="P48"><text:placeholder text:placeholder-type="text">&lt;/if&gt;</text:placeholder></text:p>
      <text:p text:style-name="P34"><text:s/><text:span text:style-name="T16"><text:placeholder text:placeholder-type="text">&lt;if test="invoice.type == 'out_invoice'"&gt;</text:placeholder></text:span><text:span text:style-name="T16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63">Cantidad</text:p>
            </table:table-cell>
            <table:table-cell table:style-name="Table3.A1" office:value-type="string">
              <text:p text:style-name="P61">Descripcion</text:p>
            </table:table-cell>
            <table:table-cell table:style-name="Table3.A1" office:value-type="string">
              <text:p text:style-name="P59">Precio Unitario</text:p>
            </table:table-cell>
            <table:table-cell table:style-name="Table3.D1" office:value-type="string">
              <text:p text:style-name="P59">Precio Total</text:p>
            </table:table-cell>
          </table:table-row>
        </table:table-header-rows>
        <table:table-row>
          <table:table-cell table:style-name="Table3.A2" office:value-type="string">
            <text:p text:style-name="P85"><text:placeholder text:placeholder-type="text">&lt;for each="line in lines"&gt;</text:placeholder></text:p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67"/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3" office:value-type="string">
            <text:p text:style-name="P35"><text:placeholder text:placeholder-type="text">&lt;line.cantidad&gt;</text:placeholder> </text:p>
            <text:p text:style-name="P35"/>
          </table:table-cell>
          <table:table-cell table:style-name="Table3.A3" office:value-type="string">
            <text:p text:style-name="P84"><text:placeholder text:placeholder-type="text">&lt;line.descripcion&gt;</text:placeholder></text:p>
          </table:table-cell>
          <table:table-cell table:style-name="Table3.A3" office:value-type="string">
            <text:p text:style-name="P86"><text:placeholder text:placeholder-type="text">&lt;line.precioUnitario&gt;</text:placeholder></text:p>
          </table:table-cell>
          <table:table-cell table:style-name="Table3.D3" office:value-type="string">
            <text:p text:style-name="P86"><text:placeholder text:placeholder-type="text">&lt;line.precioTotalSinImpuesto&gt;</text:placeholder></text:p>
          </table:table-cell>
        </table:table-row>
        <table:table-row>
          <table:table-cell table:style-name="Table3.A3" office:value-type="string">
            <text:p text:style-name="P46"><text:placeholder text:placeholder-type="text">&lt;/for&gt;</text:placeholder></text:p>
          </table:table-cell>
          <table:table-cell table:style-name="Table3.A3" office:value-type="string">
            <text:p text:style-name="P84"/>
          </table:table-cell>
          <table:table-cell table:style-name="Table3.A3" office:value-type="string">
            <text:p text:style-name="P67"/>
          </table:table-cell>
          <table:table-cell table:style-name="Table3.D3" office:value-type="string">
            <text:p text:style-name="P67"/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32"/>
          </table:table-cell>
          <table:table-cell table:style-name="Table3.A3" office:value-type="string">
            <text:p text:style-name="P73">SUBTOTAL <text:span text:style-name="T17">12</text:span>%</text:p>
          </table:table-cell>
          <table:table-cell table:style-name="Table3.D3" office:value-type="string">
            <text:p text:style-name="P8"><text:placeholder text:placeholder-type="text">&lt;subtotal12&gt;</text:placeholder>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32"/>
          </table:table-cell>
          <table:table-cell table:style-name="Table3.A3" office:value-type="string">
            <text:p text:style-name="P73">SUBTOTAL <text:span text:style-name="T17">0</text:span>%</text:p>
          </table:table-cell>
          <table:table-cell table:style-name="Table3.D3" office:value-type="string">
            <text:p text:style-name="P10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32"/>
          </table:table-cell>
          <table:table-cell table:style-name="Table3.A3" office:value-type="string">
            <text:p text:style-name="P72">SUBTOTAL no objeto de IVA</text:p>
          </table:table-cell>
          <table:table-cell table:style-name="Table3.D3" office:value-type="string">
            <text:p text:style-name="P75">0.00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32"/>
          </table:table-cell>
          <table:table-cell table:style-name="Table3.A3" office:value-type="string">
            <text:p text:style-name="P72">SUBTOTAL excento de IVA</text:p>
          </table:table-cell>
          <table:table-cell table:style-name="Table3.D3" office:value-type="string">
            <text:p text:style-name="P75">0.00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66"/>
          </table:table-cell>
          <table:table-cell table:style-name="Table3.A3" office:value-type="string">
            <text:p text:style-name="P72">SUBTOTAL SIN IMPUESTOS</text:p>
          </table:table-cell>
          <table:table-cell table:style-name="Table3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66"/>
          </table:table-cell>
          <table:table-cell table:style-name="Table3.A3" office:value-type="string">
            <text:p text:style-name="P72">IVA 1<text:span text:style-name="T25">4</text:span>%</text:p>
          </table:table-cell>
          <table:table-cell table:style-name="Table3.D3" office:value-type="string">
            <text:p text:style-name="P77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6"/>
          </table:table-cell>
          <table:table-cell table:style-name="Table3.A5" office:value-type="string">
            <text:p text:style-name="P66"/>
          </table:table-cell>
          <table:table-cell table:style-name="Table3.A3" office:value-type="string">
            <text:p text:style-name="P72">VALOR TOTAL</text:p>
          </table:table-cell>
          <table:table-cell table:style-name="Table3.D3" office:value-type="string">
            <text:p text:style-name="P70"><text:placeholder text:placeholder-type="text">&lt;invoice.total&gt;</text:placeholder>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79"><text:span text:style-name="T18">I</text:span>NFORMACIÓN ADICIONAL</text:p>
            </table:table-cell>
            <table:table-cell table:style-name="Table8.B1" office:value-type="string">
              <text:p text:style-name="P79"/>
            </table:table-cell>
          </table:table-row>
        </table:table-header-rows>
        <table:table-row>
          <table:table-cell table:style-name="Table8.A2" office:value-type="string">
            <text:p text:style-name="P81">Matrizador:</text:p>
          </table:table-cell>
          <table:table-cell table:style-name="Table8.B2" office:value-type="string">
            <text:p text:style-name="P90"><text:placeholder text:placeholder-type="text">&lt;invoice.matrizador&gt;</text:placeholder></text:p>
          </table:table-cell>
        </table:table-row>
        <table:table-row>
          <table:table-cell table:style-name="Table8.A2" office:value-type="string">
            <text:p text:style-name="P81">NUMERO DE LIBRO:</text:p>
          </table:table-cell>
          <table:table-cell table:style-name="Table8.B2" office:value-type="string">
            <text:p text:style-name="P90"><text:placeholder text:placeholder-type="text">&lt;invoice.no_libro&gt;</text:placeholder></text:p>
          </table:table-cell>
        </table:table-row>
        <table:table-row>
          <table:table-cell table:style-name="Table8.A2" office:value-type="string">
            <text:p text:style-name="P79">Email <text:span text:style-name="T27">cliente</text:span>:</text:p>
          </table:table-cell>
          <table:table-cell table:style-name="Table8.B2" office:value-type="string">
            <text:p text:style-name="P90"><text:placeholder text:placeholder-type="text">&lt;invoice.party.email&gt;</text:placeholder></text:p>
          </table:table-cell>
        </table:table-row>
        <table:table-row>
          <table:table-cell table:style-name="Table8.A2" office:value-type="string">
            <text:p text:style-name="P37"><text:placeholder text:placeholder-type="text">&lt;if test="invoice.party.phone"&gt;</text:placeholder><text:span text:style-name="T26">Teléfono: </text:span><text:span text:style-name="T26"><text:placeholder text:placeholder-type="text">&lt;/if&gt;</text:placeholder></text:span></text:p>
          </table:table-cell>
          <table:table-cell table:style-name="Table8.B2" office:value-type="string">
            <text:p text:style-name="P39"><text:placeholder text:placeholder-type="text">&lt;invoice.party.phone&gt;</text:placeholder></text:p>
          </table:table-cell>
        </table:table-row>
        <table:table-row>
          <table:table-cell table:style-name="Table8.A6" office:value-type="string">
            <text:p text:style-name="P37"><text:placeholder text:placeholder-type="text">&lt;if test="invoice.party.mobile"&gt;</text:placeholder><text:span text:style-name="T27">Celular: </text:span><text:span text:style-name="T27"><text:placeholder text:placeholder-type="text">&lt;/if&gt;</text:placeholder></text:span></text:p>
          </table:table-cell>
          <table:table-cell table:style-name="Table8.B6" office:value-type="string">
            <text:p text:style-name="P39"><text:placeholder text:placeholder-type="text">&lt;invoice.party.mobile&gt;</text:placeholder></text:p>
          </table:table-cell>
        </table:table-row>
      </table:table>
      <text:p text:style-name="P24"><text:placeholder text:placeholder-type="text">&lt;/if&gt;</text:placeholder></text:p>
      <text:p text:style-name="P27"/>
      <text:p text:style-name="P49"><text:span text:style-name="T8"><text:placeholder text:placeholder-type="text">&lt;/for&gt;</text:placeholder></text:span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ed300c"/>
    </style:style>
    <style:style style:name="MP2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P3" style:family="paragraph" style:parent-style-name="Footer">
      <style:text-properties style:font-name="Source Sans Pro" fo:font-size="9pt" officeooo:rsid="0020b251" officeooo:paragraph-rsid="00f899b1" style:font-size-asian="9pt" style:font-size-complex="9pt"/>
    </style:style>
    <style:style style:name="MT1" style:family="text">
      <style:text-properties style:font-name="Source Sans Pro" fo:font-size="10pt" officeooo:rsid="00ed300c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  <text:p text:style-name="MP2"/>
        <text:p text:style-name="MP3">Consulte sus comprobantes electrónicos en: http://comprobantes.nodux.e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15" meta:word-count="247" meta:character-count="2616" meta:non-whitespace-character-count="2469"/>
    <meta:user-defined meta:name="Info 1"/>
    <meta:user-defined meta:name="Info 2"/>
    <meta:user-defined meta:name="Info 3"/>
    <meta:user-defined meta:name="Info 4"/>
  </office:meta>
</office:document-meta>
</file>